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94be"/>
    </style:style>
    <style:style style:name="T1" style:family="text">
      <style:text-properties officeooo:rsid="001494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- ¿Cómo indicaría que en la IP 128.121.X.Y se utilizan dos bytes para identificar a la subred?</text:p>
      <text:p text:style-name="Standard"/>
      <text:p text:style-name="Standard"/>
      <text:p text:style-name="Standard"/>
      <text:p text:style-name="Standard">2.- Si en una subred se usan 6 bits para el ID-net, ¿Cuál es la máscara de subred?, expresada en formato decimal con puntos</text:p>
      <text:p text:style-name="Standard">y en base hexadecimal.</text:p>
      <text:p text:style-name="Standard"/>
      <text:p text:style-name="Standard"/>
      <text:p text:style-name="Standard"/>
      <text:p text:style-name="Standard"/>
      <text:p text:style-name="P1">3.- Si tenemos un esquema de subredes con máscara de subred de 25 bits2</text:p>
      <text:p text:style-name="Standard"/>
      <text:p text:style-name="Standard">. ¿Cuál será su máscara de subred, en formato</text:p>
      <text:p text:style-name="Standard">decimal con puntos?, ¿cuántas subredes podemos configurar con esa máscara?, ¿cuántos nodos podrán existir en cada</text:p>
      <text:p text:style-name="Standard">una de las subredes?</text:p>
      <text:p text:style-name="Standard">Para aquel subconjunto de subredes que tuvieran a cero (0) el bit de menor peso del ID-net, cuál sería el byte de la derecha,</text:p>
      <text:p text:style-name="Standard">en el formato decimal con puntos, de la dirección de broadcast de subred.</text:p>
      <text:p text:style-name="Standard">4.- Sea la dirección 182.5.10.4/16. ¿A cuál de las antiguas clases pertenece?, ¿a qué subred corresponde?, ¿cuál es su</text:p>
      <text:p text:style-name="Standard">máscara de subred, en formato decimal con puntos?, ¿a qué nodo corresponde?, ¿cuál será la dirección de broadcast de</text:p>
      <text:p text:style-name="Standard">subred?</text:p>
      <text:p text:style-name="Standard">5.- Sea la dirección 64.8.10.4/8. ¿A cuál de las antiguas clases pertenece?, ¿a qué subred corresponde?, ¿cuál es su máscara</text:p>
      <text:p text:style-name="Standard">de subred, en formato decimal con puntos?, ¿a qué nodo corresponde?, ¿cuál será la dirección de broadcast de subred?</text:p>
      <text:p text:style-name="Standard">6.- Sea la dirección 192.7.8.42/27. ¿A cuál de las antiguas clases podría asimilarse?, ¿a qué subred corresponde?, ¿a qué</text:p>
      <text:p text:style-name="Standard">nodo de la subred identifica?, ¿cuántos nodos puede haber en esa subred?, ¿cuál es su máscara de subred en formato</text:p>
      <text:p text:style-name="Standard">decimal con puntos?, ¿cuál será la dirección de broadcast de esa subred? ¿Es una subred privada?</text:p>
      <text:p text:style-name="Standard">7.- Sabiendo que a la IP binaria 11100110101000111010100000110111, le corresponde una máscara FFF00000 hexadecimal.</text:p>
      <text:p text:style-name="Standard">Expresar, en formato decimal con puntos, el identificador de la subred y la IP correspondiente a la dirección de broadcast</text:p>
      <text:p text:style-name="Standard">de la misma.</text:p>
      <text:p text:style-name="Standard">8.- En una subred se utilizan 14 bits para el ID-net, ¿cuál sería la máscara de la subred en notación decimal con puntos?,</text:p>
      <text:p text:style-name="Standard">¿cuántos nodos podrían existir en esa subred?</text:p>
      <text:p text:style-name="Standard">9.- Sea la dirección 194.6.5.129/26. ¿Es una dirección de subred, de nodo o de broadcast de subred?</text:p>
      <text:p text:style-name="Standard">10.- Sea la dirección 192.168.3.128/26. ¿Es una dirección de subred, de nodo o de broadcast de subred? ¿Es una subred</text:p>
      <text:p text:style-name="Standard">privada?</text:p>
      <text:p text:style-name="Standard"><text:soft-page-break/>11.- Sea la dirección 172.27.255.255/13. ¿Es una dirección de subred, de nodo o de broadcast de subred? ¿Es una subred</text:p>
      <text:p text:style-name="Standard">privada?</text:p>
      <text:p text:style-name="Standard">12.- Con una máscara de subred 255.255.255.240. ¿Cuál es el número máximo de nodos en cada subred?</text:p>
      <text:p text:style-name="Standard">13.- Cuál es el rango de las direcciones IP que pertenecen a la subred correspondiente a la dirección IP 140.220.15.165 con</text:p>
      <text:p text:style-name="Standard">máscara 255.255.255.240.</text:p>
      <text:p text:style-name="Standard">14.- En una empresa necesitan manejar 13 subredes públicas diferentes, ¿cuántos bits a uno (1) necesitará, como mínimo, la</text:p>
      <text:p text:style-name="Standard">máscara de subred?, ¿cuál será esa máscara de subred, en formato decimal con puntos?, ¿cuál será el identificador de</text:p>
      <text:p text:style-name="Standard">cada subred (ID-net)?, ¿cuál será la dirección de cada subred?, ¿qué rango de IP corresponderá a cada una de las</text:p>
      <text:p text:style-name="Standard">subredes?, ¿cuál será la dirección de broadcast de cada subred?, ¿cuántos nodos podría tener cada subred?, ¿cuántos</text:p>
      <text:p text:style-name="Standard">nodos, en total, podrían tener las 13 subredes?<text:span text:style-name="T1">­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4T12:19:11.980000000</meta:creation-date>
    <dc:date>2024-03-04T12:21:17.435000000</dc:date>
    <meta:editing-duration>PT2M6S</meta:editing-duration>
    <meta:editing-cycles>1</meta:editing-cycles>
    <meta:document-statistic meta:table-count="0" meta:image-count="0" meta:object-count="0" meta:page-count="2" meta:paragraph-count="35" meta:word-count="508" meta:character-count="3024" meta:non-whitespace-character-count="2552"/>
    <meta:generator>LibreOffice/7.3.4.2$Windows_X86_64 LibreOffice_project/728fec16bd5f605073805c3c9e7c4212a0120dc5</meta:generator>
  </office:meta>
</office:document-meta>
</file>